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SemiBold" fo:font-size="15pt" officeooo:rsid="000a11c7" officeooo:paragraph-rsid="000a11c7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Bahnschrift SemiBold" fo:font-size="15pt" officeooo:rsid="000a11c7" officeooo:paragraph-rsid="000a11c7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color="#c9211e" style:font-name="Bahnschrift SemiBold" fo:font-size="15pt" style:text-underline-style="solid" style:text-underline-width="auto" style:text-underline-color="font-color" officeooo:rsid="000a11c7" officeooo:paragraph-rsid="000a11c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style:font-name="Bahnschrift SemiBold" fo:font-size="15pt" style:text-underline-style="none" officeooo:rsid="000a11c7" officeooo:paragraph-rsid="000a11c7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000000" style:font-name="Bahnschrift SemiBold" fo:font-size="15pt" style:text-underline-style="none" officeooo:rsid="000ac8e6" officeooo:paragraph-rsid="000ac8e6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style:text-position="0% 100%" style:font-name="Bahnschrift SemiBold" fo:font-size="15pt" style:text-underline-style="none" officeooo:rsid="000a11c7" officeooo:paragraph-rsid="000a11c7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000000" style:text-position="0% 100%" style:font-name="Bahnschrift SemiBold" fo:font-size="15pt" style:text-underline-style="none" officeooo:rsid="000ac8e6" officeooo:paragraph-rsid="000ac8e6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style:text-position="0% 100%" style:font-name="Bahnschrift SemiBold" fo:font-size="15pt" style:text-underline-style="none" officeooo:rsid="000c8c1e" officeooo:paragraph-rsid="000ce842" style:font-size-asian="13.1000003814697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Bahnschrift SemiBold" fo:font-size="15pt" officeooo:rsid="000a11c7" officeooo:paragraph-rsid="000e0e7f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officeooo:rsid="000b2c92"/>
    </style:style>
    <style:style style:name="T11" style:family="text">
      <style:text-properties officeooo:rsid="000ce842"/>
    </style:style>
    <style:style style:name="T12" style:family="text">
      <style:text-properties officeooo:rsid="000e0e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ako<text:tab/><text:tab/><text:tab/><text:tab/> <text:s text:c="9"/><text:tab/><text:span text:style-name="T1">Français</text:span><text:tab/><text:tab/> <text:s text:c="18"/><text:tab/> <text:s text:c="7"/>1G7</text:p>
      <text:p text:style-name="P1">Pain <text:s text:c="38"/>E.L. n°2 – Balzac</text:p>
      <text:p text:style-name="P1"><text:s text:c="39"/><text:span text:style-name="T9"><text:s/></text:span><text:span text:style-name="T2">Rédiger</text:span> intégralement :</text:p>
      <text:p text:style-name="P2">-Introduction</text:p>
      <text:p text:style-name="P9"><text:s/>-Étape 1 <text:s text:c="8"/></text:p>
      <text:p text:style-name="P9"><text:s/>-Étape <text:span text:style-name="T12">2</text:span> <text:s text:c="8"/></text:p>
      <text:p text:style-name="P3"><text:s text:c="147"/></text:p>
      <text:p text:style-name="P4"><text:tab/>H. Balzac est un romancier du 19<text:span text:style-name="T3">ème</text:span><text:span text:style-name="T4"> siècle , notamment connu pour « </text:span><text:span text:style-name="T5">La Comédie Humaine</text:span><text:span text:style-name="T4"> » qui avait pour but de dresser le portrait de la société française dans son intégralité.</text:span></text:p>
      <text:p text:style-name="P6"/>
      <text:p text:style-name="P4"><text:span text:style-name="T4"><text:tab/></text:span><text:span text:style-name="T6">La peau de Chagrin</text:span><text:span text:style-name="T8"> , sorti premièrement sous forme de feuilletons en 1831 a connu un très grand succès avant d’être adapté en roman.</text:span></text:p>
      <text:p text:style-name="P7">Ce roman raconte l’histoire d’un jeune homme au bord du gouffre qui est offert un talisman , la peau de chagrin qui exauce tout ses souhaits <text:s/>mais avec une contre-partie : une vie réduite</text:p>
      <text:p text:style-name="P7"/>
      <text:p text:style-name="P5"><text:span text:style-name="T4"><text:tab/></text:span><text:span text:style-name="T7">Problématique </text:span><text:span text:style-name="T4">: Nous montrerons comme le réalisme laisse peu a peu la place au surnaturel , au mystique.</text:span></text:p>
      <text:p text:style-name="P7"/>
      <text:p text:style-name="P7"><text:tab/>Nous allons procéder par étape.</text:p>
      <text:p text:style-name="P5"><text:tab/></text:p>
      <text:p text:style-name="P5"><text:tab/><text:span text:style-name="T10">La première étape s’étend sur la page 71 de « Ah ! Ah ! » ligne 969</text:span></text:p>
      <text:p text:style-name="P8">a « mythologiquement admise » ligne 983. Le jeune homme semble confiant et ne semble pas croire les propriétés magiques de la peau , exprimée par la CCM « Existe-t-il un monde assez simple pour croire a cette chimère ? » mais reste comme-même ouvert a toute éventualité d’où l’<text:span text:style-name="T11">énumération</text:span> de créatures mystiques <text:span text:style-name="T11">comme le</text:span> Sphinx <text:span text:style-name="T11">ou l</text:span>e Griffons.</text:p>
      <text:p text:style-name="P8"/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6:21:54.887000000</meta:creation-date>
    <dc:date>2022-09-26T16:56:44.115000000</dc:date>
    <meta:editing-duration>PT14M8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6" meta:word-count="204" meta:character-count="1426" meta:non-whitespace-character-count="938"/>
  </office:meta>
</office:document-meta>
</file>